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ae321" officeooo:paragraph-rsid="000ae321"/>
    </style:style>
    <style:style style:name="P2" style:family="paragraph" style:parent-style-name="Standard">
      <style:text-properties fo:font-weight="bold" officeooo:rsid="000ae321" officeooo:paragraph-rsid="000ae321"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Object : <text:span text:style-name="T1">Ports of Brittany</text:span></text:p>
      <text:p text:style-name="P1">-- File name : port.shp</text:p>
      <text:p text:style-name="P1">-- Source : Région Bretagne (https://www.data.gouv.fr/fr/datasets/ports-de-bretagne)</text:p>
      <text:p text:style-name="P1">-- Dataset version : v. 12/10/2017</text:p>
      <text:p text:style-name="P1">-- SRID : WGS84</text:p>
      <text:p text:style-name="P1">-- Coverage : Brittany</text:p>
      <text:p text:style-name="P1">-- Period : NA</text:p>
      <text:p text:style-name="P1">-- Volume : 222 ports</text:p>
      <text:p text:style-name="P1">-- Licence : Licence Ouverte / Open Licence (https://www.etalab.gouv.fr/wp-content/uploads/2014/05/Open_Licence.pdf)</text:p>
      <text:p text:style-name="P1">-- Description : <text:span text:style-name="T1">The shapefile contains coordinates of ports of Brittany.</text:span></text:p>
      <text:p text:style-name="P1"/>
      <text:p text:style-name="P1"/>
      <text:p text:style-name="P1"/>
      <text:p text:style-name="P1"/>
      <text:p text:style-name="P1"/>
      <text:p text:style-name="P1">-- Object : <text:s/>Ports Gazetteer<text:tab/></text:p>
      <text:p text:style-name="P1">-- File name : <text:span text:style-name="T1">Fishing Ports</text:span>.shp</text:p>
      <text:p text:style-name="P1">-- Source : SeaDataNet (C38) (http://seadatanet.maris2.nl/v_bodc_vocab_v2/welcome.asp) </text:p>
      <text:p text:style-name="P1">-- Dataset version : Downloaded 26/11/2016</text:p>
      <text:p text:style-name="P1">-- SRID : WGS84 <text:s text:c="2"/></text:p>
      <text:p text:style-name="P1">-- Coverage : World</text:p>
      <text:p text:style-name="P1">-- Volume : ~ 5000 ports</text:p>
      <text:p text:style-name="P1">-- Period : NA</text:p>
      <text:p text:style-name="P1">-- Licence : SeaDataNet Data policy (https://www.seadatanet.org/Data-Access/Data-policy)</text:p>
      <text:p text:style-name="P1">-- Description : <text:span text:style-name="T1">The shapefile contains names and coordinates of fishing ports world-wide.</text:span></text:p>
      <text:p text:style-name="P1"/>
      <text:p text:style-name="P1"/>
      <text:p text:style-name="P1"/>
      <text:p text:style-name="P1"/>
      <text:p text:style-name="P1"/>
      <text:p text:style-name="P1">-- Object : <text:span text:style-name="T1">World Port Index </text:span>(WPI)</text:p>
      <text:p text:style-name="P1">-- File name : WPI.shp</text:p>
      <text:p text:style-name="P1">-- Source : National Geospatial-Intelligence Agency (http://msi.nga.mil/MSISiteContent/StaticFiles/NAV_PUBS/WPI/WPI_Shapefile.zip)</text:p>
      <text:p text:style-name="P1">-- Dataset version : Downloaded 29/02/2016</text:p>
      <text:p text:style-name="P1">-- SRID : WGS84</text:p>
      <text:p text:style-name="P1">-- Coverage : World</text:p>
      <text:p text:style-name="P1">-- Period : NA</text:p>
      <text:p text:style-name="P1">-- Volume : ~ 3700 ports</text:p>
      <text:p text:style-name="P1">-- Licence :Ppublic</text:p>
      <text:p text:style-name="P1">-- Description : T<text:span text:style-name="T1">he shapefile contains location and physical characteristics of, and the facilities and services offered by major ports and terminals world-wide.</text:span></text:p>
      <text:p text:style-name="P1"/>
      <text:p text:style-name="P1"/>
      <text:p text:style-name="P1"/>
      <text:p text:style-name="P1"/>
      <text:p text:style-name="P1"><text:soft-page-break/></text:p>
      <text:p text:style-name="P1">-- Object :<text:span text:style-name="T1"> Coastlines</text:span></text:p>
      <text:p text:style-name="P1">-- File name : Europe Coastline (Polygone).shp and Europe Coastline.shp (2 shapefiles)</text:p>
      <text:p text:style-name="P1">-- Source : European Environment Agency (https://www.eea.europa.eu)</text:p>
      <text:p text:style-name="P1">-- Dataset version : v. 08/07/2013 (https://www.eea.europa.eu/data-and-maps/data/eea-coastline-for-analysis/gis-data/europe-coastline-shapefile)</text:p>
      <text:p text:style-name="P1">-- SRID : 3035</text:p>
      <text:p text:style-name="P1">-- Coverage : Europe</text:p>
      <text:p text:style-name="P1">-- Volume : NA</text:p>
      <text:p text:style-name="P1">-- Period : NA</text:p>
      <text:p text:style-name="P1">-- Licence : <text:s/>EEA standard re-use policy: unless otherwise indicated, re-use of content on the EEA website for commercial or non-commercial purposes is permitted free of charge, provided that the source is acknowledged (http://www.eea.europa.eu/legal/copyright). Copyright holder: Directorate-General for Environment (DG ENV).</text:p>
      <text:p text:style-name="P1">-- Description : <text:span text:style-name="T1">The shapefiles contain the European Coastline (polylines and polygones). </text:span>The EEA coastline for analysis is created for highly detailed analysis, e.g. 1:100 000, for geographical Europe. The criteria for defining the coastline is the line separating water from land. The EEA coastline is a product derived from two sources: EU-Hydro and GSHHG.</text:p>
      <text:p text:style-name="P1"/>
      <text:p text:style-name="P1"/>
      <text:p text:style-name="P1"/>
      <text:p text:style-name="P1"/>
      <text:p text:style-name="P1"/>
      <text:p text:style-name="P1">-- Object : <text:span text:style-name="T1">Maritime boundaries</text:span></text:p>
      <text:p text:style-name="P1">-- File name : MBEULSIV1.shp</text:p>
      <text:p text:style-name="P1">-- Source : European Environment Agency (https://www.eea.europa.eu)</text:p>
      <text:p text:style-name="P1">-- Dataset version : v. 08/03/2005 (https://www.eea.europa.eu/data-and-maps/data/maritime-boundaries)</text:p>
      <text:p text:style-name="P1">-- SRID : 4326</text:p>
      <text:p text:style-name="P1">-- Coverage : Europe</text:p>
      <text:p text:style-name="P1">-- Volume : NA</text:p>
      <text:p text:style-name="P1">-- Period : NA</text:p>
      <text:p text:style-name="P1">-- Licence : EEA standard re-use policy: unless otherwise indicated, re-use of content on the EEA website for commercial or non-commercial purposes is permitted free of charge, provided that the source is acknowledged (http://www.eea.europa.eu/legal/copyright). Copyright holder: Directorate-General for Environment (DG ENV).</text:p>
      <text:p text:style-name="P1">-- Description : <text:span text:style-name="T1">The shapefiles contains maritime boundaries that include territorial waters, bi- or multi-lateral boundaries as well as contiguous and exclusive economic zones.</text:span></text:p>
      <text:p text:style-name="P1"/>
      <text:p text:style-name="P1"/>
      <text:p text:style-name="P1"/>
      <text:p text:style-name="P1"/>
      <text:p text:style-name="P1"/>
      <text:p text:style-name="P1">-- Object : IHO <text:span text:style-name="T1">Sea Areas</text:span></text:p>
      <text:p text:style-name="P1">-- File name : World_Seas.shp</text:p>
      <text:p text:style-name="P1">-- Source : Marine Regions (http://www.marineregions.org)</text:p>
      <text:p text:style-name="P1">-- Dataset version : v.2 (2017)</text:p>
      <text:p text:style-name="P1">-- SRID : WGS84 <text:s/></text:p>
      <text:p text:style-name="P1">-- Coverage : World</text:p>
      <text:p text:style-name="P1">-- Volume : 101 areas</text:p>
      <text:p text:style-name="P1">-- Period : NA</text:p>
      <text:p text:style-name="P1">-- Licence : Public. Refers to licence details in MarineRegions License.txt</text:p>
      <text:p text:style-name="P2"><text:soft-page-break/>-- Description : The shapefile contains names and boundaries of the major oceans and seas of the world.</text:p>
      <text:p text:style-name="P1"/>
      <text:p text:style-name="P1"/>
      <text:p text:style-name="P1"/>
      <text:p text:style-name="P1"/>
      <text:p text:style-name="P1"/>
      <text:p text:style-name="P1">-- Object : <text:span text:style-name="T1">EEZ Areas (Exclusive Economic Zones)</text:span></text:p>
      <text:p text:style-name="P1">-- File name : eez_boundaries.shp (polygones) and eez.shp (polylines)</text:p>
      <text:p text:style-name="P1">-- Source : VLIZ, Flanders Marine Institute (http://www.vliz.be/en)</text:p>
      <text:p text:style-name="P1">-- Dataset version : <text:s/>v9 (2016-10-21</text:p>
      <text:p text:style-name="P1">-- SRID : WGS84 <text:s/></text:p>
      <text:p text:style-name="P1">-- Coverage : World</text:p>
      <text:p text:style-name="P1">-- Volume : ~ 2500 layers</text:p>
      <text:p text:style-name="P1">-- Period : NA</text:p>
      <text:p text:style-name="P1">-- Licence : Public. Cite : Flanders Marine Institute (2016). Maritime Boundaries Geodatabase: Maritime Boundaries and Exclusive Economic Zones (200NM), version 9. Available online at http://www.marineregions.org/ http://dx.doi.org/10.14284/242. Consulted on 2016-10-18.</text:p>
      <text:p text:style-name="P1">-- Description : <text:span text:style-name="T1">The shapefiles contain Exclusive Economic Zones Boundaries (polygones and polylines).</text:span> Areas beyond this boundary can be classified as "High Seas"</text:p>
      <text:p text:style-name="P1"/>
      <text:p text:style-name="P1"/>
      <text:p text:style-name="P1"/>
      <text:p text:style-name="P1"/>
      <text:p text:style-name="P1"/>
      <text:p text:style-name="P1">-- Object : <text:span text:style-name="T1">FAO fishing areas ( Food and Agriculture Organization)</text:span></text:p>
      <text:p text:style-name="P1">-- File name : FAO_AREAS.shp</text:p>
      <text:p text:style-name="P1">-- Source : Food and Agriculture Organization of the United Nation (FAO) (http://www.fao.org/fishery)</text:p>
      <text:p text:style-name="P1">-- Dataset version : v.2014-04-17 (http://www.fao.org/geonetwork/srv/en/main.home?uuid=ac02a460-da52-11dc-9d70-0017f293bd28)</text:p>
      <text:p text:style-name="P1">-- SRID : WGS84</text:p>
      <text:p text:style-name="P1">-- Coverage : World</text:p>
      <text:p text:style-name="P1">-- Volume : 322 layers</text:p>
      <text:p text:style-name="P1">-- Period : NA</text:p>
      <text:p text:style-name="P1">-- Licence : Public. Usage subject to mandatory citation: (c) FAO, 2014. FAO Statistical Areas for Fishery Purposes. In: FAO Fisheries and Aquaculture Department [online]. Rome. [http://www.fao.org/fishery/area/search/en]</text:p>
      <text:p text:style-name="P1">-- Description : FAO Major Fishing Areas for Statistical Purposes are arbitrary areas, the boundaries of which were determined in consultation with international fishery agencies on various considerations, including</text:p>
      <text:p text:style-name="P1">(i) the boundary of natural regions and the natural divisions of oceans and seas;</text:p>
      <text:p text:style-name="P1">(ii) the boundaries of adjacent statistical fisheries bodies already established in inter-governmental conventions and treaties;</text:p>
      <text:p text:style-name="P1">(iii) existing national practices;</text:p>
      <text:p text:style-name="P1">(iv) national boundaries;</text:p>
      <text:p text:style-name="P1">(v) the longitude and latitude grid system;</text:p>
      <text:p text:style-name="P1">(vi) the distribution of the aquatic fauna; and</text:p>
      <text:p text:style-name="P1">(vii) the distribution of the resources and the environmental conditions within an area</text:p>
      <text:p text:style-name="P1"/>
      <text:p text:style-name="P1"/>
      <text:p text:style-name="P1"/>
      <text:p text:style-name="P1"><text:soft-page-break/></text:p>
      <text:p text:style-name="P1"/>
      <text:p text:style-name="P1">-- Object : <text:span text:style-name="T1">Fishing areas</text:span></text:p>
      <text:p text:style-name="P1">-- File name : v_recode_fish_area_clean.shp</text:p>
      <text:p text:style-name="P1">-- Source : European Commission Joint Research Centre (https://ec.europa.eu/info/departments/joint-research-centre_en)</text:p>
      <text:p text:style-name="P1">-- Dataset version : 27/09/2016 (https://bluehub.jrc.ec.europa.eu/webgis_fish). Data originated from Volpe Center of the U.S. Department of Transportation and the U.S. Navy, and MarineTraffic</text:p>
      <text:p text:style-name="P1">-- SRID : WGS84</text:p>
      <text:p text:style-name="P1">-- Coverage : Longitude between -10.00 and 0.00 and Latitude between 45.00 and 51.00 </text:p>
      <text:p text:style-name="P1">-- Volume : 502 layers</text:p>
      <text:p text:style-name="P1">-- Period : between September 2014 and September 2015</text:p>
      <text:p text:style-name="P1">-- Licence : public. Usage subject to mandatory citation. Please refer to the following publications for any material originating from the data. </text:p>
      <text:p text:style-name="P1">-- Description : <text:span text:style-name="T1">Estimated fishing aeas made by european commission.</text:span> The dataset has been cropped. The full data can be otained at (https://bluehub.jrc.ec.europa.eu/webgis_fish).</text:p>
      <text:p text:style-name="P1"/>
      <text:p text:style-name="P1"/>
      <text:p text:style-name="P1"/>
      <text:p text:style-name="P1"/>
      <text:p text:style-name="P1"/>
      <text:p text:style-name="P1">-- Object : <text:span text:style-name="T1">Fishing constraints</text:span></text:p>
      <text:p text:style-name="P1">-- File name : fishing_interdiction.shp (shapefile)</text:p>
      <text:p text:style-name="P1">-- Source : Naval Academy, France (ecole-navale.fr)</text:p>
      <text:p text:style-name="P1">-- Dataset version : 10/04/2017</text:p>
      <text:p text:style-name="P1">-- SRID : WGS84 </text:p>
      <text:p text:style-name="P1">-- Coverage : Britanny</text:p>
      <text:p text:style-name="P1">-- Volume : 2 areas </text:p>
      <text:p text:style-name="P1">-- Period : Temporal validity of each area is : 05/02/2015 to 21/01/2016 (Camaret area, north) and 03/09/2015 to 15/10/2015 (Concarneau area, south)</text:p>
      <text:p text:style-name="P1">-- Licence : CC-BY-NC-SA-4.0</text:p>
      <text:p text:style-name="P1">-- Description : <text:span text:style-name="T1">The shapefile contains two geographic areas where shellfish fishing activity is forbiden</text:span></text:p>
      <text:p text:style-name="P1"/>
      <text:p text:style-name="P1"/>
      <text:p text:style-name="P1"/>
      <text:p text:style-name="P1"/>
      <text:p text:style-name="P1"/>
      <text:p text:style-name="P1">-- Object : <text:span text:style-name="T1">European Natura 2000</text:span> Database</text:p>
      <text:p text:style-name="P1">-- File name : Natura2000_end2015.shp, *.csv (1 shapefile, 12 descriptive files)</text:p>
      <text:p text:style-name="P1">-- Source : Unit Nature &amp; Biodiversity, DG Environment, European Commission <text:s/>(https://www.eea.europa.eu)</text:p>
      <text:p text:style-name="P1">-- Dataset version : 2016 (https://www.eea.europa.eu/data-and-maps/data/natura-7)</text:p>
      <text:p text:style-name="P1">-- SRID : 3035</text:p>
      <text:p text:style-name="P1">-- Coverage : Europe</text:p>
      <text:p text:style-name="P1">-- Volume : NA</text:p>
      <text:p text:style-name="P1">-- Period : Reporting in 2015</text:p>
      <text:p text:style-name="P1">-- Licence : EEA standard re-use policy: unless otherwise indicated, re-use of content on the EEA website for commercial or non-commercial purposes is permitted free of charge, provided that the source is acknowledged (http://www.eea.europa.eu/legal/copyright). Copyright holder: Directorate-General for Environment (DG ENV).</text:p>
      <text:p text:style-name="P1"><text:soft-page-break/>-- Description : <text:span text:style-name="T1">Natura 2000 is an ecological network</text:span> composed of sites designated under the Birds Directive (Special Protection Areas, SPAs) and the Habitats Directive (Sites of Community Importance, SCIs, and Special Areas of Conservation, SACs).</text:p>
      <text:p text:style-name="P1"/>
      <text:p text:style-name="P1"/>
      <text:p text:style-name="P1"/>
      <text:p text:style-name="P1"/>
      <text:p text:style-name="P1"/>
      <text:p text:style-name="P1">-- Object :<text:span text:style-name="T1"> List of Vessels registered by the ANFR (French Frequencies agency)</text:span></text:p>
      <text:p text:style-name="P1">-- File name : anfr.csv</text:p>
      <text:p text:style-name="P1">-- Source : data.gouv.fr / ANFR (https://www.data.gouv.fr/fr/datasets/donnees-radio-maritime)</text:p>
      <text:p text:style-name="P1">-- Dataset version : Downloaded 05/06/2017</text:p>
      <text:p text:style-name="P1">-- SRID : NA</text:p>
      <text:p text:style-name="P1">-- Coverage : French registered vessels</text:p>
      <text:p text:style-name="P1">-- Volume : 180.817 entries</text:p>
      <text:p text:style-name="P1">-- Period : NA</text:p>
      <text:p text:style-name="P1">-- Licence : Licence Ouverte / Open Licence (https://www.etalab.gouv.fr/wp-content/uploads/2014/05/Open_Licence.pdf)</text:p>
      <text:p text:style-name="P1">-- Description : The csv file contains a list of vessels registered by the ANFR. The following describes fields included in the file</text:p>
      <text:p text:style-name="P1">-----------------------------------------------------------------------------------------------------</text:p>
      <text:p text:style-name="P1">Attribute<text:tab/><text:tab/><text:tab/>Data type<text:tab/><text:tab/><text:tab/>Description</text:p>
      <text:p text:style-name="P1">-----------------------------------------------------------------------------------------------------</text:p>
      <text:p text:style-name="P1"/>
      <text:p text:style-name="P1">* <text:s/>maritime_area<text:tab/><text:tab/>string<text:tab/><text:tab/><text:tab/>Registration area<text:tab/></text:p>
      <text:p text:style-name="P1">* <text:s/>registration_number<text:tab/>string<text:tab/><text:tab/><text:tab/>ANFR registration number</text:p>
      <text:p text:style-name="P1">* <text:s/>imo_number<text:tab/><text:tab/><text:tab/>string<text:tab/><text:tab/><text:tab/>imo registration number</text:p>
      <text:p text:style-name="P1">* <text:s/>ship_name<text:tab/><text:tab/><text:tab/>string<text:tab/><text:tab/><text:tab/>Ship name</text:p>
      <text:p text:style-name="P1">* <text:s/>callsign<text:tab/><text:tab/><text:tab/><text:tab/>string <text:tab/><text:tab/><text:tab/>Callsign delivered by ANFR =&gt; can be linked with nari_ais_static.callsign </text:p>
      <text:p text:style-name="P1">* <text:s/>mmsi<text:tab/><text:tab/><text:tab/><text:tab/><text:tab/>int<text:tab/><text:tab/><text:tab/><text:tab/>mmsi number</text:p>
      <text:p text:style-name="P1">* <text:s/>ship_type<text:tab/><text:tab/><text:tab/>string<text:tab/><text:tab/><text:tab/>Ship type (ANFR categorization)</text:p>
      <text:p text:style-name="P1">* <text:s/>length<text:tab/><text:tab/><text:tab/><text:tab/>double precision<text:tab/>Ship length</text:p>
      <text:p text:style-name="P1">* <text:s/>tonnage <text:tab/><text:tab/><text:tab/><text:tab/>double precision<text:tab/>Vessel tonnage</text:p>
      <text:p text:style-name="P1">* <text:s/>tonnage_unit<text:tab/><text:tab/><text:tab/>string<text:tab/><text:tab/><text:tab/>tonnage unit<text:tab/></text:p>
      <text:p text:style-name="P1">* <text:s/>material_onboard<text:tab/><text:tab/>string <text:tab/><text:tab/><text:tab/>List of communication material onboard</text:p>
      <text:p text:style-name="P1">* <text:s/>atis_code<text:tab/><text:tab/><text:tab/>string<text:tab/><text:tab/><text:tab/>ATIS (Automatic Transmitter Identification System) code</text:p>
      <text:p text:style-name="P1">* <text:s/>radio_license_status<text:tab/><text:tab/>string <text:tab/><text:tab/><text:tab/>radio license status</text:p>
      <text:p text:style-name="P1">* <text:s/>date_first_license<text:tab/><text:tab/>string<text:tab/><text:tab/><text:tab/>Vessel Monitoring System code</text:p>
      <text:p text:style-name="P1">* <text:s/>date_inactivity_license<text:tab/>string<text:tab/><text:tab/><text:tab/>Details in file table_gear_type_code.csv</text:p>
      <text:p text:style-name="P1"/>
      <text:p text:style-name="P1"/>
      <text:p text:style-name="P1"/>
      <text:p text:style-name="P1"/>
      <text:p text:style-name="P1"/>
      <text:p text:style-name="P1">-- Object : <text:span text:style-name="T1">List of Eureopean registered fishing vessels</text:span></text:p>
      <text:p text:style-name="P1">-- File name : EuropeanVesselRegister.csv - table_event_codes.csv - table_gear_type_code.csv (3 csv files)</text:p>
      <text:p text:style-name="P1">-- Source : European Commission - Fisheries &amp; Maritime Affairs </text:p>
      <text:p text:style-name="P1">-- Dataset version : Downloaded 05/06/2017 (http://ec.europa.eu/fisheries/fleet/index.cfm) - (Data provided by M.S)</text:p>
      <text:p text:style-name="P1">-- SRID : NA</text:p>
      <text:p text:style-name="P1"><text:soft-page-break/>-- Coverage : European community</text:p>
      <text:p text:style-name="P1">-- Volume : ~487.000 entries</text:p>
      <text:p text:style-name="P1">-- Period : NA</text:p>
      <text:p text:style-name="P1">-- Licence : Public</text:p>
      <text:p text:style-name="P1">-- Description : Community Fishing Fleet Register, commonly called "Fleet Register", is an essential tool to implement and monitor the Common Fisheries Policy. The Fleet Register is a database where all the fishing vessels flying the flag of a Member State have to be registered in accordance with Community legislation. The following describes fields included in the main file. table_event_codes.csv and table_gear_type_code explain codes used in the main file.</text:p>
      <text:p text:style-name="P1">-----------------------------------------------------------------------------------------------------</text:p>
      <text:p text:style-name="P1"/>
      <text:p text:style-name="P1">Attribute<text:tab/><text:tab/><text:tab/>Data type<text:tab/><text:tab/>Description</text:p>
      <text:p text:style-name="P1">-----------------------------------------------------------------------------------------------------</text:p>
      <text:p text:style-name="P1"/>
      <text:p text:style-name="P1">* <text:s/>Country Code<text:tab/><text:tab/><text:tab/>string<text:tab/><text:tab/><text:tab/>Country code (3 letters)<text:tab/></text:p>
      <text:p text:style-name="P1">* <text:s/>CFR<text:tab/><text:tab/><text:tab/><text:tab/><text:tab/>string<text:tab/><text:tab/><text:tab/>Community Fleet Register = European unique vessel identifier </text:p>
      <text:p text:style-name="P1">* <text:s/>Event Code<text:tab/><text:tab/><text:tab/>string<text:tab/><text:tab/><text:tab/>Event codes to track modifications of individual vessel records - more details in table_event_codes.csv</text:p>
      <text:p text:style-name="P1">* <text:s/>Event Start Date<text:tab/><text:tab/>date (yyyymmdd)<text:tab/><text:tab/>Event code start date</text:p>
      <text:p text:style-name="P1">* <text:s/>Event End Date<text:tab/><text:tab/>date (yyyymmdd)<text:tab/><text:tab/>Event code end date</text:p>
      <text:p text:style-name="P1">* <text:s/>License Ind<text:tab/><text:tab/><text:tab/>string<text:tab/><text:tab/><text:tab/>Y/N</text:p>
      <text:p text:style-name="P1">* <text:s/>Registration Nbr<text:tab/><text:tab/>integer<text:tab/><text:tab/><text:tab/>Vessel's registration number</text:p>
      <text:p text:style-name="P1">* <text:s/>Ext Marking<text:tab/><text:tab/><text:tab/>string<text:tab/><text:tab/><text:tab/>Vessel external marking</text:p>
      <text:p text:style-name="P1">* <text:s/>Vessel Name<text:tab/><text:tab/><text:tab/>string<text:tab/><text:tab/><text:tab/>Vessel name</text:p>
      <text:p text:style-name="P1">* <text:s/>Port Code<text:tab/><text:tab/><text:tab/>string<text:tab/><text:tab/><text:tab/>Port code<text:tab/></text:p>
      <text:p text:style-name="P1">* <text:s/>Port Name<text:tab/><text:tab/><text:tab/>string <text:tab/><text:tab/><text:tab/>Port name</text:p>
      <text:p text:style-name="P1">* <text:s/>IRCS Code<text:tab/><text:tab/><text:tab/>string<text:tab/><text:tab/><text:tab/>IRCS code (Y/N)</text:p>
      <text:p text:style-name="P1">* <text:s/>IRCS<text:tab/><text:tab/><text:tab/><text:tab/><text:tab/>string <text:tab/><text:tab/><text:tab/>International Radio Call Sign</text:p>
      <text:p text:style-name="P1">* <text:s/>Vms Code<text:tab/><text:tab/><text:tab/><text:tab/>string<text:tab/><text:tab/><text:tab/>Vessel Monitoring System code</text:p>
      <text:p text:style-name="P1">* <text:s/>Gear Main Code<text:tab/><text:tab/>string<text:tab/><text:tab/><text:tab/>Details in file table_gear_type_code.csv</text:p>
      <text:p text:style-name="P1">* <text:s/>Gear Sec Code<text:tab/><text:tab/>string <text:tab/><text:tab/><text:tab/>Details in file table_gear_type_code.csv</text:p>
      <text:p text:style-name="P1">* <text:s/>Loa<text:tab/><text:tab/><text:tab/><text:tab/><text:tab/>double precision<text:tab/>Length Overall</text:p>
      <text:p text:style-name="P1">* <text:s/>Lbp<text:tab/><text:tab/><text:tab/><text:tab/><text:tab/>double precision<text:tab/>length between perpendiculars<text:tab/><text:tab/><text:tab/></text:p>
      <text:p text:style-name="P1">* <text:s/>Ton Ref<text:tab/><text:tab/> <text:tab/><text:tab/>double precision<text:tab/>tonnage reference</text:p>
      <text:p text:style-name="P1">* <text:s/>Ton Gt<text:tab/><text:tab/><text:tab/><text:tab/>double precision<text:tab/>gross tonnes value</text:p>
      <text:p text:style-name="P1">* <text:s/>Ton Oth<text:tab/><text:tab/><text:tab/><text:tab/>double precision<text:tab/></text:p>
      <text:p text:style-name="P1">* <text:s/>Ton Gts<text:tab/><text:tab/><text:tab/><text:tab/>double precision<text:tab/></text:p>
      <text:p text:style-name="P1">* <text:s/>Power Main<text:tab/><text:tab/><text:tab/>double precision<text:tab/>Main engine power</text:p>
      <text:p text:style-name="P1">* <text:s/>Power Aux<text:tab/><text:tab/><text:tab/>double precision<text:tab/>Auxiliary power</text:p>
      <text:p text:style-name="P1">* <text:s/>Hull Material<text:tab/><text:tab/>?<text:tab/><text:tab/><text:tab/>?</text:p>
      <text:p text:style-name="P1">* <text:s/>Com Year<text:tab/><text:tab/><text:tab/><text:tab/>integer</text:p>
      <text:p text:style-name="P1">* <text:s/>Com Month<text:tab/><text:tab/><text:tab/>integer</text:p>
      <text:p text:style-name="P1">* <text:s/>Com Day<text:tab/><text:tab/><text:tab/><text:tab/>integer</text:p>
      <text:p text:style-name="P1">* <text:s/>Segment<text:tab/><text:tab/><text:tab/><text:tab/>string</text:p>
      <text:p text:style-name="P1">* <text:s/>Exp Country</text:p>
      <text:p text:style-name="P1">* <text:s/>Exp Type</text:p>
      <text:p text:style-name="P1">* <text:s/>Public Aid Code</text:p>
      <text:p text:style-name="P1">* <text:s/>Decision Date<text:tab/><text:tab/></text:p>
      <text:p text:style-name="P1">* <text:s/>Decision Seg Code<text:tab/><text:tab/>?<text:tab/><text:tab/><text:tab/>?</text:p>
      <text:p text:style-name="P1">* <text:s/>Construction Year<text:tab/><text:tab/>integer<text:tab/><text:tab/><text:tab/>Construction year</text:p>
      <text:p text:style-name="P1">* <text:s/>Construction Place<text:tab/><text:tab/>string<text:tab/><text:tab/><text:tab/>Construction place</text:p>
      <text:p text:style-name="P1"><text:soft-page-break/></text:p>
      <text:p text:style-name="P1"/>
      <text:p text:style-name="P1"/>
      <text:p text:style-name="P1"/>
      <text:p text:style-name="P1"/>
      <text:p text:style-name="P1">-- Object : <text:span text:style-name="T1">Sea State Forecast</text:span></text:p>
      <text:p text:style-name="P1">-- File name :<text:span text:style-name="T1"> [month].csv </text:span></text:p>
      <text:p text:style-name="P1">-- Source : SHOM - IFREMER</text:p>
      <text:p text:style-name="P1">-- Dataset version : Downloaded 13/04/2017</text:p>
      <text:p text:style-name="P1">-- SRID : WGS84</text:p>
      <text:p text:style-name="P1">-- Coverage : Longitude between -10.00 and 0.00 and Latitude between 45.00 and 51.00</text:p>
      <text:p text:style-name="P1">-- Volume : 6 forecast files - 1 file/1 month. </text:p>
      <text:p text:style-name="P1">-- Period : 6 months (2015-10-01 00:00:00 UTC to 2016-03-31 23:59:59 UTC)</text:p>
      <text:p text:style-name="P1">-- Licence : Public. Usage subject to mandatory citation (below)</text:p>
      <text:p text:style-name="P1">-- Description : Sea state forecast based on WAVEWATCH III model. The following describes fields included in the 6 files.</text:p>
      <text:p text:style-name="P1">-----------------------------------------------------------------------------------------------------</text:p>
      <text:p text:style-name="P1"/>
      <text:p text:style-name="P1">Attribute<text:tab/>Data type<text:tab/><text:tab/><text:tab/><text:tab/>Description</text:p>
      <text:p text:style-name="P1">-----------------------------------------------------------------------------------------------------</text:p>
      <text:p text:style-name="P1"/>
      <text:p text:style-name="P1">* <text:s/>lat <text:tab/><text:tab/>double precision <text:s text:c="7"/>longitude in degrees (-180.0 to 180.0)</text:p>
      <text:p text:style-name="P1">* <text:s/>lon <text:tab/><text:tab/>double precision <text:s text:c="7"/>latitude in degrees (-90.0 to 90.0)</text:p>
      <text:p text:style-name="P1">* <text:s/>dpt <text:tab/><text:tab/>double precision <text:s/><text:tab/><text:tab/>bottom depth in meters. (Undefined value=-16384)</text:p>
      <text:p text:style-name="P1">* <text:s/>wlv <text:tab/><text:tab/>double precision <text:tab/><text:tab/>sea surface height above sea level in meters (=&gt;tidal effect). (Undefined value=-327.67)</text:p>
      <text:p text:style-name="P1">* <text:s/>hs <text:tab/><text:tab/>double precision <text:tab/><text:tab/>significant height of wind and swell waves (=&gt;see state) (Undefined value=--65.534)</text:p>
      <text:p text:style-name="P1">* <text:s/>lm <text:tab/><text:tab/>integer <text:s text:c="2"/><text:tab/><text:tab/><text:tab/><text:tab/>mean wave length in meters. (Undefined value=-32767)</text:p>
      <text:p text:style-name="P1">* <text:s/>dir <text:tab/><text:tab/>double precision <text:s text:c="4"/><text:tab/>wave mean direction ("from direction") (Undefined value=-3276.7)</text:p>
      <text:p text:style-name="P1">* <text:s/>ts<text:tab/><text:tab/>bigint<text:tab/><text:tab/><text:tab/><text:tab/><text:tab/>unix timestamp - number of seconds since 1970/01/01</text:p>
      <text:p text:style-name="P1"/>
      <text:p text:style-name="P1"/>
      <text:p text:style-name="P1"/>
      <text:p text:style-name="P1"/>
      <text:p text:style-name="P1"/>
      <text:p text:style-name="P1">-- Object : <text:span text:style-name="T1">Coastal Weather Observations</text:span></text:p>
      <text:p text:style-name="P1">-- File name : table_weatherStation.csv.csv - table_windDirection.csv - table_wheatherObservation.csv</text:p>
      <text:p text:style-name="P1">-- Source : rp5.ua (http://rp5.ua/archive.php) - sourced by Met Office (United Kingdom) based on data provided by NOAA (United States)</text:p>
      <text:p text:style-name="P1">-- Dataset version : Downloaded 03/04/2017 </text:p>
      <text:p text:style-name="P1">-- SRID : WGS84</text:p>
      <text:p text:style-name="P1">-- Coverage : Longitude between -10.00 and 0.00 and Latitude between 45.00 and 51.00</text:p>
      <text:p text:style-name="P1">-- Volume : 1 observation / hour, from 16 wheather stations =&gt; about 75000 rows in table_wheatherObservation</text:p>
      <text:p text:style-name="P1">-- Period : 6 months (2015-10-01 00:00:00 UTC to 2016-03-31 23:59:59 UTC)</text:p>
      <text:p text:style-name="P1">-- Licence : Public, cite the source</text:p>
      <text:p text:style-name="P1">-- Description : <text:span text:style-name="T1">Coastal weather observations from 16 stations located around Britany.</text:span> The following describes fields included in the main file (observation. The two other file provide location of stations and description of wind condition</text:p>
      <text:p text:style-name="P1"><text:soft-page-break/>-----------------------------------------------------------------------------------------------------</text:p>
      <text:p text:style-name="P1"/>
      <text:p text:style-name="P1"/>
      <text:p text:style-name="P1">Attribute<text:tab/><text:tab/>Data type<text:tab/><text:tab/>Description</text:p>
      <text:p text:style-name="P1">-----------------------------------------------------------------------------------------------------</text:p>
      <text:p text:style-name="P1"/>
      <text:p text:style-name="P1">* <text:s/>id_station<text:tab/><text:tab/>integer<text:tab/><text:tab/><text:tab/><text:tab/>id of the stations<text:tab/><text:tab/></text:p>
      <text:p text:style-name="P1">* <text:s/>local_time <text:tab/><text:tab/>integer<text:tab/><text:tab/><text:tab/><text:tab/>unix timestamp - number of seconds since "01/01/1970"</text:p>
      <text:p text:style-name="P1">* <text:s/>T <text:tab/><text:tab/><text:tab/><text:tab/>double precision<text:tab/>Air temperature (°C) at 2 meter height above the earth's surface</text:p>
      <text:p text:style-name="P1">* <text:s/>Tn <text:tab/><text:tab/><text:tab/><text:tab/>double precision<text:tab/>Minimum air temperature (°C) during the past period (not exceeding 12 hours).</text:p>
      <text:p text:style-name="P1">* <text:s/>Tx <text:tab/><text:tab/><text:tab/><text:tab/>double precision<text:tab/>Maximum air temperature (°C) during the past period (not exceeding 12 hours).</text:p>
      <text:p text:style-name="P1">* <text:s/>P <text:tab/><text:tab/><text:tab/><text:tab/>double precision<text:tab/>Atmospheric pressure reduced to mean sea level (mm of mercury)</text:p>
      <text:p text:style-name="P1">* <text:s/>U <text:tab/><text:tab/><text:tab/><text:tab/>integer<text:tab/><text:tab/><text:tab/><text:tab/>Relative humidity (%) at a height of 2 meters above the earth's surface</text:p>
      <text:p text:style-name="P1">* <text:s/>id_windDirection <text:tab/>integer<text:tab/><text:tab/><text:tab/>Mean wind direction (compass point) at a height of 10-12 meters above the earths surface over the 10-minute period immediately preceding the observation. <text:tab/></text:p>
      <text:p text:style-name="P1">* <text:s/>Ff <text:tab/><text:tab/><text:tab/><text:tab/>integer<text:tab/><text:tab/><text:tab/><text:tab/>Mean wind speed at a height of 10-12 meters above the earths surface over the 10-minute period immediately preceding the observation (meters per seconds).</text:p>
      <text:p text:style-name="P1">* <text:s/>ff10 <text:tab/><text:tab/><text:tab/>integer<text:tab/><text:tab/><text:tab/><text:tab/>Maximum gust value at a height of 10-12 meters above the earths surface over the 10-minute period immediately preceding the observation (meters per seconds).</text:p>
      <text:p text:style-name="P1">* <text:s/>ff3 <text:tab/><text:tab/><text:tab/><text:tab/>integer<text:tab/><text:tab/><text:tab/><text:tab/>Maximum gust value at a height of 10-12 meters above the earths surface between the periods of observations (meters per seconds).</text:p>
      <text:p text:style-name="P1">* <text:s/>VV <text:tab/><text:tab/><text:tab/><text:tab/>double precision<text:tab/>Horizontal visibility (km).</text:p>
      <text:p text:style-name="P1">* <text:s/>Td <text:tab/><text:tab/><text:tab/><text:tab/>double precision: <text:tab/>Dewpoint temperature at a height of 2 meters above the earth's surface (°C).</text:p>
      <text:p text:style-name="P1">* <text:s/>RRR <text:tab/><text:tab/><text:tab/><text:tab/>double precision: <text:tab/>Amount of precipitation (mm).</text:p>
      <text:p text:style-name="P1">* <text:s/>tR <text:tab/><text:tab/><text:tab/><text:tab/>integer<text:tab/><text:tab/><text:tab/><text:tab/>The period of time during which the specified amount of precipitation was accumulated.</text:p>
      <text:p text:style-name="P1"/>
      <text:p text:style-name="P1"/>
      <text:p text:style-name="P1"/>
      <text:p text:style-name="P1"/>
      <text:p text:style-name="P1"/>
      <text:p text:style-name="P1">-- Object :<text:span text:style-name="T1"> AIS Dynamic Data</text:span> (version 2)</text:p>
      <text:p text:style-name="P1">-- File name : <text:span text:style-name="T1">nari_dynamic.csv</text:span></text:p>
      <text:p text:style-name="P1">-- Source : Naval Academy, France (ecole-navale.fr)</text:p>
      <text:p text:style-name="P1">-- Dataset version : v2 (31/05/2017)</text:p>
      <text:p text:style-name="P1">-- SRID : WGS84 </text:p>
      <text:p text:style-name="P1">-- Coverage : Longitude between -10.00 and 0.00 and Latitude between 45.00 and 51.00</text:p>
      <text:p text:style-name="P1">-- Volume : 18.648.556 decoded dynamic messages</text:p>
      <text:p text:style-name="P1">-- Period : 6 months (2015-10-01 00:00:00 UTC to 2016-03-31 23:59:59 UTC)</text:p>
      <text:p text:style-name="P1">-- Licence : CC-BY-NC-SA-4.0</text:p>
      <text:p text:style-name="P1">-- Description : The csv file constains AIS Dynamic Data collected by Naval Academy receiver. The file combines message types ITU 1, ITU 2, ITU 3, ITU 18, ITU 19. The following describes fields included in the file.</text:p>
      <text:p text:style-name="P1">-----------------------------------------------------------------------------------------------------</text:p>
      <text:p text:style-name="P1"><text:soft-page-break/>Attribute<text:tab/>Data type<text:tab/><text:tab/>Description</text:p>
      <text:p text:style-name="P1">-----------------------------------------------------------------------------------------------------</text:p>
      <text:p text:style-name="P1">* <text:s/>mmsi <text:tab/>integer <text:s text:c="10"/><text:tab/>MMSI identifier for vessel</text:p>
      <text:p text:style-name="P1">* <text:s/>status <text:tab/>integer <text:s text:c="9"/><text:tab/>Navigational status</text:p>
      <text:p text:style-name="P1">* <text:s/>turn <text:tab/>double precision <text:s/><text:tab/>Rate of turn, right or left, 0 to 720 degrees per minute</text:p>
      <text:p text:style-name="P1">* <text:s/>speed <text:tab/>double precision <text:tab/>Speed over ground in knots (allowed values: 0-102.2 knots)</text:p>
      <text:p text:style-name="P1">* <text:s/>course <text:tab/>double precision <text:s/><text:tab/>Course over ground (allowed values: 0-359.9 degrees)</text:p>
      <text:p text:style-name="P1">* <text:s/>heading <text:tab/>integer <text:s text:c="5"/><text:tab/><text:tab/>True heading in degrees (0-359), relative to true north</text:p>
      <text:p text:style-name="P1">* <text:s/>lon <text:tab/><text:tab/>double precision <text:s/><text:tab/>Longitude (georeference: WGS 1984)</text:p>
      <text:p text:style-name="P1">* <text:s/>lat <text:tab/><text:tab/>double precision <text:tab/>Latitude <text:s/>(georeference: WGS 1984)</text:p>
      <text:p text:style-name="P1">* <text:s/>t <text:tab/><text:tab/>bigint <text:s text:c="13"/>timestamp in UNIX epochs</text:p>
      <text:p text:style-name="P1"/>
      <text:p text:style-name="P1">** Status linked to "Navigational Status.csv"</text:p>
      <text:p text:style-name="P1"/>
      <text:p text:style-name="P1"/>
      <text:p text:style-name="P1">-----------------------------------------------------------------------------------------------------</text:p>
      <text:p text:style-name="P1">-- Object :<text:span text:style-name="T1"> AIS Dynamic Data</text:span> (version 2)</text:p>
      <text:p text:style-name="P1">-- File name :<text:span text:style-name="T1"> nari_dynamic_aton.csv</text:span></text:p>
      <text:p text:style-name="P1">-- Source : Naval Academy, France (ecole-navale.fr)</text:p>
      <text:p text:style-name="P1">-- Dataset version : v2 (31/05/2017)</text:p>
      <text:p text:style-name="P1">-- SRID : WGS84 </text:p>
      <text:p text:style-name="P1">-- Coverage : Longitude between -10.00 and 0.00 and Latitude between 45.00 and 51.00</text:p>
      <text:p text:style-name="P1">-- Volume : 499.194 decoded dynamic messages</text:p>
      <text:p text:style-name="P1">-- Period : 6 months (2015-10-01 00:00:00 UTC to 2016-03-31 23:59:59 UTC)</text:p>
      <text:p text:style-name="P1">-- Licence : CC-BY-NC-SA-4.0</text:p>
      <text:p text:style-name="P1">-- Description : The csv file constains AIS Dynamic Data collected by Naval Academy receiver. The file combines message type ITU 21. The following describes fields included in the file.</text:p>
      <text:p text:style-name="P1">-----------------------------------------------------------------------------------------------------</text:p>
      <text:p text:style-name="P1">Attribute<text:tab/>Data type<text:tab/><text:tab/>Description</text:p>
      <text:p text:style-name="P1">-----------------------------------------------------------------------------------------------------</text:p>
      <text:p text:style-name="P1">* <text:s/>mmsi <text:tab/> <text:s/>integer <text:s text:c="12"/>MMSI identifier of the SAR aircraft</text:p>
      <text:p text:style-name="P1">* <text:s/>typeofaid <text:s/>smallint<text:tab/><text:tab/><text:tab/> <text:s/>0 = not available = default; refer to appropriate definition set up by IALA otherwise</text:p>
      <text:p text:style-name="P1">* <text:s/>aidsname <text:s text:c="2"/>text <text:tab/><text:tab/><text:tab/><text:tab/> <text:s/>The name of the AtoN (max 20 characters)</text:p>
      <text:p text:style-name="P1">* <text:s/>virtual <text:s text:c="3"/>boolean <text:s text:c="12"/>0 = default = real AtoN at indicated position; 1 = virtual AtoN, does not physically exist <text:tab/></text:p>
      <text:p text:style-name="P1">* <text:s/>lon <text:tab/><text:tab/> <text:s/>double precision <text:s text:c="3"/>Longitude (georeference: WGS 1984)</text:p>
      <text:p text:style-name="P1">* <text:s/>lat <text:tab/><text:tab/> <text:s/>double precision <text:tab/> <text:s/>Latitude <text:s/>(georeference: WGS 1984)</text:p>
      <text:p text:style-name="P1">* <text:s/>t <text:tab/><text:tab/> <text:s/>bigint <text:s text:c="13"/>timestamp in UNIX epochs</text:p>
      <text:p text:style-name="P1"/>
      <text:p text:style-name="P1">** refer ATON.csv for typeofaid description</text:p>
      <text:p text:style-name="P1"/>
      <text:p text:style-name="P1">-----------------------------------------------------------------------------------------------------</text:p>
      <text:p text:style-name="P1">-- Object : <text:span text:style-name="T1">AIS Dynamic Data</text:span> (version 2)</text:p>
      <text:p text:style-name="P1">-- File name : <text:span text:style-name="T1">nari_dynamic_sar.c</text:span>sv</text:p>
      <text:p text:style-name="P1">-- Source : Naval Academy, France (ecole-navale.fr)</text:p>
      <text:p text:style-name="P1">-- Dataset version : v2 (31/05/2017)</text:p>
      <text:p text:style-name="P1">-- SRID : WGS84 </text:p>
      <text:p text:style-name="P1">-- Coverage : Longitude between -10.00 and 0.00 and Latitude between 45.00 and 51.00</text:p>
      <text:p text:style-name="P1">-- Volume : 4.446 decoded dynamic messages</text:p>
      <text:p text:style-name="P1">-- Period : 6 months (2015-10-01 00:00:00 UTC to 2016-03-31 23:59:59 UTC)</text:p>
      <text:p text:style-name="P1">-- Licence : CC-BY-NC-SA-4.0</text:p>
      <text:p text:style-name="P1"><text:soft-page-break/>-- Description : The csv file constains AIS Dynamic Data collected by Naval Academy receiver. The file combines message type ITU 9. The following describes fields included in the file.</text:p>
      <text:p text:style-name="P1">-----------------------------------------------------------------------------------------------------</text:p>
      <text:p text:style-name="P1">Attribute<text:tab/>Data type<text:tab/><text:tab/>Description</text:p>
      <text:p text:style-name="P1">-----------------------------------------------------------------------------------------------------</text:p>
      <text:p text:style-name="P1">* <text:s/>mmsi <text:tab/>integer <text:s text:c="10"/><text:tab/>MMSI identifier of the SAR aircraft</text:p>
      <text:p text:style-name="P1">* <text:s/>altitude smallint<text:tab/><text:tab/><text:tab/>Altitude of the search and rescue aircraft (0-4094 m)</text:p>
      <text:p text:style-name="P1">* <text:s/>speed <text:tab/>double precision <text:tab/>Speed over ground in knots (allowed values: 0-1022 knots)</text:p>
      <text:p text:style-name="P1">* <text:s/>course <text:tab/>double precision <text:s/><text:tab/>Course over ground (allowed values: 0-359.9 degrees)</text:p>
      <text:p text:style-name="P1">* <text:s/>lon <text:tab/><text:tab/>double precision <text:s/><text:tab/>Longitude (georeference: WGS 1984)</text:p>
      <text:p text:style-name="P1">* <text:s/>lat <text:tab/><text:tab/>double precision <text:tab/>Latitude <text:s/>(georeference: WGS 1984)</text:p>
      <text:p text:style-name="P1">* <text:s/>t <text:tab/><text:tab/>bigint <text:s text:c="13"/>timestamp in UNIX epochs</text:p>
      <text:p text:style-name="P1"/>
      <text:p text:style-name="P1"/>
      <text:p text:style-name="P1">-----------------------------------------------------------------------------------------------------</text:p>
      <text:p text:style-name="P1">-- Object : <text:span text:style-name="T1">AIS Static Data </text:span>(version 2)</text:p>
      <text:p text:style-name="P1">-- File name :<text:span text:style-name="T1"> nari_ais_static.csv</text:span></text:p>
      <text:p text:style-name="P1">-- Source : Naval Academy, France (ecole-navale.fr)</text:p>
      <text:p text:style-name="P1">-- Dataset version : v2 (31/05/2017)</text:p>
      <text:p text:style-name="P1">-- SRID : NA </text:p>
      <text:p text:style-name="P1">-- Coverage : Longitude between -10.00 and 0.00 and Latitude between 45.00 and 51.00</text:p>
      <text:p text:style-name="P1">-- Volume : 1.032.187 decoded static messages</text:p>
      <text:p text:style-name="P1">-- Period : 6 months (2015-10-01 00:00:00 UTC to 2016-03-31 23:59:59 UTC)</text:p>
      <text:p text:style-name="P1">-- Licence : CC-BY-NC-SA-4.0</text:p>
      <text:p text:style-name="P1">-- Description : <text:span text:style-name="T1">The csv file constains static and voyage-related information collected by Naval Academy receiver. </text:span>The file combines message types ITU 5, ITU 19, ITU 24. The following describes fields included in the file.</text:p>
      <text:p text:style-name="P1">-----------------------------------------------------------------------------------------------------</text:p>
      <text:p text:style-name="P1">Attribute<text:tab/>Data type<text:tab/><text:tab/>Description</text:p>
      <text:p text:style-name="P1">-----------------------------------------------------------------------------------------------------</text:p>
      <text:p text:style-name="P1">* <text:s/>sourcemmsi <text:tab/> <text:s/>integer <text:s text:c="8"/><text:tab/>MMSI identifier for vessel</text:p>
      <text:p text:style-name="P1">* <text:s/>imo <text:tab/><text:tab/><text:tab/> <text:s/>integer <text:s text:c="8"/><text:tab/>IMO ship identification number (7 digits); </text:p>
      <text:p text:style-name="P1">* <text:s/>callsign <text:tab/> <text:s/>text <text:s text:c="11"/><text:tab/>International radio call sign (max 7 characters), assigned to the vessel by its country of registry</text:p>
      <text:p text:style-name="P1">* <text:s/>shipname <text:tab/> <text:s/>text <text:s text:c="11"/><text:tab/>Name of the vessel (max 20 characters)</text:p>
      <text:p text:style-name="P1">* <text:s/>shiptype <text:tab/> <text:s/>integer <text:s text:c="10"/>Code for the type of the vessel (see enumeration)</text:p>
      <text:p text:style-name="P1">* <text:s/>to_bow <text:tab/> <text:s/><text:tab/> <text:s/>integer <text:s text:c="9"/><text:tab/>Distance (meters) to Bow</text:p>
      <text:p text:style-name="P1">* <text:s/>to_stern <text:tab/> <text:s/>integer <text:s text:c="8"/><text:tab/>Distance (meters) to Stern --&gt; to_bow + to_stern = LENGTH of the vessel</text:p>
      <text:p text:style-name="P1">* <text:s/>to_starboard <text:s text:c="2"/>integer <text:s text:c="5"/><text:tab/><text:tab/>Distance (meters) to Starboard, i.e., right side of the vessel --&gt; to_port + to_starboard = BEAM at the vessel's nominal waterline</text:p>
      <text:p text:style-name="P1">* <text:s/>to_port <text:tab/><text:tab/> <text:s/>integer <text:s text:c="10"/>Distance (meters) to Port, i.e., left side of the vessel (meters) <text:s/></text:p>
      <text:p text:style-name="P1">* <text:s/>eta <text:tab/><text:tab/><text:tab/> <text:s/>text <text:s text:c="11"/><text:tab/>ETA (estimated time of arrival) in format dd-mm hh:mm (day, month, hour, minute) – UTC time zone</text:p>
      <text:p text:style-name="P1">* <text:s/>draught <text:tab/><text:tab/> <text:s/>double precision <text:s/>Allowed values: 0.1-25.5 meters</text:p>
      <text:p text:style-name="P1">* <text:s/>destination <text:tab/> <text:s/>text <text:s text:c="11"/><text:tab/>Destination of this trip (manually entered)</text:p>
      <text:p text:style-name="P1">* <text:s/>mothershipmmsi integer<text:tab/><text:tab/><text:tab/>Dimensions of ship in metres and reference point for reported position</text:p>
      <text:p text:style-name="P1">* <text:s/>t <text:tab/><text:tab/><text:tab/> <text:s/>bigint <text:s text:c="9"/><text:tab/>timestamp in UNIX epochs</text:p>
      <text:p text:style-name="P1"/>
      <text:p text:style-name="P1">** shiptype linked to the range shiptype_min to shiptype_max in "Ship Types List.csv"</text:p>
      <text:p text:style-name="P1"><text:soft-page-break/>** country name can be obtained through MMSI prefix which is linked to "MMSI Country Codes.csv"</text:p>
      <text:p text:style-name="P1">*** callsign can be linked with IRCS in EU fleet register (EuropeanVesselRegister.csv )</text:p>
      <text:p text:style-name="P1"/>
      <text:p text:style-name="P1"/>
      <text:p text:style-name="P1"/>
      <text:p text:style-name="P1"/>
      <text:p text:style-name="P1"/>
      <text:p text:style-name="P1">-- Object : <text:span text:style-name="T1">AIS Status, Codes and Types</text:span></text:p>
      <text:p text:style-name="P1">-- File name : MMSI_Country_Codes.csv</text:p>
      <text:p text:style-name="P1">-- Source : Naval Academy, France (ecole-navale.fr)</text:p>
      <text:p text:style-name="P1">-- Dataset version : v1 (21/09/2016)</text:p>
      <text:p text:style-name="P1">-- SRID : NA</text:p>
      <text:p text:style-name="P1">-- Coverage : NA</text:p>
      <text:p text:style-name="P1">-- Volume : 281 codes</text:p>
      <text:p text:style-name="P1">-- Period : NA</text:p>
      <text:p text:style-name="P1">-- Licence : CC-BY-NC-SA-4.0</text:p>
      <text:p text:style-name="P1">-- Description : The csv file constains country codes corresponding to the first 3 digits of ship's identifier (MMSI). The following describes fields included in the file.</text:p>
      <text:p text:style-name="P1">-----------------------------------------------------------------------------------------------------</text:p>
      <text:p text:style-name="P1">Attribute<text:tab/><text:tab/><text:tab/><text:tab/>Data type<text:tab/><text:tab/>Description</text:p>
      <text:p text:style-name="P1">-----------------------------------------------------------------------------------------------------</text:p>
      <text:p text:style-name="P1">* <text:s/>mmsi_country_code<text:tab/>integer <text:s/><text:tab/><text:tab/>Possible prefix of MMSI identifiers</text:p>
      <text:p text:style-name="P1">* <text:s/>Country <text:tab/><text:tab/> <text:s text:c="3"/><text:tab/>text <text:s text:c="7"/><text:tab/>Name of the country (a country can have several prefixes)</text:p>
      <text:p text:style-name="P1"/>
      <text:p text:style-name="P1">** mmsi_country_code correspond to the first 3 values of an MMSI</text:p>
      <text:p text:style-name="P1"/>
      <text:p text:style-name="P1">-----------------------------------------------------------------------------------------------------</text:p>
      <text:p text:style-name="P1">-- Object : AIS Status, Codes and Types</text:p>
      <text:p text:style-name="P1">-- File name : <text:span text:style-name="T1">ATON.csv</text:span></text:p>
      <text:p text:style-name="P1">-- Source : Naval Academy, France (ecole-navale.fr)</text:p>
      <text:p text:style-name="P1">-- Dataset version : v1 (16/02/2017)</text:p>
      <text:p text:style-name="P1">-- SRID : NA</text:p>
      <text:p text:style-name="P1">-- Coverage : NA</text:p>
      <text:p text:style-name="P1">-- Volume : 32 codes</text:p>
      <text:p text:style-name="P1">-- Period : NA</text:p>
      <text:p text:style-name="P1">-- Licence : CC-BY-NC-SA-4.0</text:p>
      <text:p text:style-name="P1">-- Description : The csv file constains Aid TO Navigation codes. The following describes fields included in the file.</text:p>
      <text:p text:style-name="P1">-----------------------------------------------------------------------------------------------------</text:p>
      <text:p text:style-name="P1">Attribute<text:tab/><text:tab/>Data type<text:tab/><text:tab/>Description</text:p>
      <text:p text:style-name="P1">-----------------------------------------------------------------------------------------------------</text:p>
      <text:p text:style-name="P1">* <text:s/>Nature<text:tab/><text:tab/> <text:s text:c="3"/>Text<text:tab/><text:tab/><text:tab/>text <text:s/><text:tab/> <text:s text:c="3"/>Nature of the ATON (nothing, fixed or floating)</text:p>
      <text:p text:style-name="P1">* <text:s/>Code <text:tab/><text:tab/> <text:s text:c="3"/>Integer<text:tab/><text:tab/><text:tab/>text <text:s text:c="7"/>Unique identifier of the ATON</text:p>
      <text:p text:style-name="P1">* <text:s/>Definition <text:tab/><text:tab/>Text<text:tab/><text:tab/><text:tab/>text <text:s text:c="7"/>Gives the type of the aid to navigation</text:p>
      <text:p text:style-name="P1"/>
      <text:p text:style-name="P1">** code is linked to code field (second one) in nari_dynamic_aton.csv</text:p>
      <text:p text:style-name="P1">** ATON = Aid TO Navigation. </text:p>
      <text:p text:style-name="P1"/>
      <text:p text:style-name="P1"/>
      <text:p text:style-name="P1">-----------------------------------------------------------------------------------------------------</text:p>
      <text:p text:style-name="P1">-- Object : AIS Status, Codes and Types</text:p>
      <text:p text:style-name="P1"><text:soft-page-break/>-- File name : <text:span text:style-name="T1">Navigational Status.csv</text:span></text:p>
      <text:p text:style-name="P1">-- Source : Naval Academy, France (ecole-navale.fr)</text:p>
      <text:p text:style-name="P1">-- Dataset version : v1 (16/02/2017)</text:p>
      <text:p text:style-name="P1">-- SRID : NA</text:p>
      <text:p text:style-name="P1">-- Coverage : NA</text:p>
      <text:p text:style-name="P1">-- Volume : 16 codes</text:p>
      <text:p text:style-name="P1">-- Period : NA</text:p>
      <text:p text:style-name="P1">-- Licence : CC-BY-NC-SA-4.0</text:p>
      <text:p text:style-name="P1">-- Description : The csv file constains text-based navigational status used by AIS dynamic data. The following describes fields included in the file.</text:p>
      <text:p text:style-name="P1">-----------------------------------------------------------------------------------------------------</text:p>
      <text:p text:style-name="P1">Attribute<text:tab/><text:tab/>Data type<text:tab/><text:tab/>Description</text:p>
      <text:p text:style-name="P1">-----------------------------------------------------------------------------------------------------</text:p>
      <text:p text:style-name="P1">* <text:s/>code<text:tab/><text:tab/><text:tab/>Integer<text:tab/><text:tab/><text:tab/>Unique identifier of the navigational status</text:p>
      <text:p text:style-name="P1">* <text:s/>status<text:tab/><text:tab/>Text<text:tab/><text:tab/><text:tab/>Detailed description of the status</text:p>
      <text:p text:style-name="P1"/>
      <text:p text:style-name="P1">** code is linked to "status" field in nari_dynamic_2017.csv</text:p>
      <text:p text:style-name="P1"/>
      <text:p text:style-name="P1"/>
      <text:p text:style-name="P1">-----------------------------------------------------------------------------------------------------</text:p>
      <text:p text:style-name="P1">-- Object : AIS Status, Codes and Types</text:p>
      <text:p text:style-name="P1">-- File name : <text:span text:style-name="T1">Ship Types List.csv</text:span></text:p>
      <text:p text:style-name="P1">-- Source : Naval Academy, France (ecole-navale.fr)</text:p>
      <text:p text:style-name="P1">-- Dataset version : v1 (16/02/2017)</text:p>
      <text:p text:style-name="P1">-- SRID : NA</text:p>
      <text:p text:style-name="P1">-- Coverage : NA</text:p>
      <text:p text:style-name="P1">-- Volume : 38 codes</text:p>
      <text:p text:style-name="P1">-- Period : NA</text:p>
      <text:p text:style-name="P1">-- Licence : CC-BY-NC-SA-4.0</text:p>
      <text:p text:style-name="P1">-- Description : The csv file constains text-based ship types as described in AIS specifications and used in AIS dynamic data. The following describes fields included in the file.</text:p>
      <text:p text:style-name="P1">-----------------------------------------------------------------------------------------------------</text:p>
      <text:p text:style-name="P1">Attribute<text:tab/><text:tab/><text:tab/>Data type<text:tab/><text:tab/>Description</text:p>
      <text:p text:style-name="P1">-----------------------------------------------------------------------------------------------------</text:p>
      <text:p text:style-name="P1">* <text:s/>id_shiptype<text:tab/><text:tab/>Integer<text:tab/><text:tab/><text:tab/>Unique identifier of the record</text:p>
      <text:p text:style-name="P1">* <text:s/>shiptype_min<text:tab/><text:tab/>Integer<text:tab/><text:tab/><text:tab/>min value of the given shiptype<text:tab/></text:p>
      <text:p text:style-name="P1">* <text:s/>shiptype_max<text:tab/><text:tab/>Integer<text:tab/><text:tab/><text:tab/>max value of the given shiptype<text:tab/></text:p>
      <text:p text:style-name="P1">* <text:s/>type_name <text:tab/><text:tab/>Text<text:tab/><text:tab/><text:tab/>type name</text:p>
      <text:p text:style-name="P1">* <text:s/>ais_type_summary<text:tab/>Text<text:tab/><text:tab/><text:tab/>AIS summary of the given type</text:p>
      <text:p text:style-name="P1"/>
      <text:p text:style-name="P1">** id_shiptype is linked to id_shiptype field in Ship Types Detailled List.csv</text:p>
      <text:p text:style-name="P1">** the range "shiptype_min - shiptype_max" coresponds to "shiptype" in nari_ais_static_2017.csv and in imis_ais_static_2016.csv</text:p>
      <text:p text:style-name="P1"/>
      <text:p text:style-name="P1"/>
      <text:p text:style-name="P1">-----------------------------------------------------------------------------------------------------</text:p>
      <text:p text:style-name="P1">-- Object : AIS Status, Codes and Types</text:p>
      <text:p text:style-name="P1">-- File name :<text:span text:style-name="T1"> Ship Types Detailled List.csv</text:span></text:p>
      <text:p text:style-name="P1">-- Source : Naval Academy, France (ecole-navale.fr) based on https://help.marinetraffic.com/hc/en-us/articles/205579997-What-is-the-significance-of-the-AIS-Shiptype-number-</text:p>
      <text:p text:style-name="P1">-- Dataset version : v1 (16/02/2017)</text:p>
      <text:p text:style-name="P1">-- SRID : NA</text:p>
      <text:p text:style-name="P1"><text:soft-page-break/>-- Coverage : NA</text:p>
      <text:p text:style-name="P1">-- Volume : 233 codes</text:p>
      <text:p text:style-name="P1">-- Period : NA</text:p>
      <text:p text:style-name="P1">-- Licence : CC-BY-NC-SA-4.0</text:p>
      <text:p text:style-name="P1">-- Description : The csv file constains (detailled) text-based ship types. The following describes fields included in the file.</text:p>
      <text:p text:style-name="P1">-----------------------------------------------------------------------------------------------------</text:p>
      <text:p text:style-name="P1">Attribute<text:tab/><text:tab/><text:tab/>Data type<text:tab/><text:tab/>Description</text:p>
      <text:p text:style-name="P1">-----------------------------------------------------------------------------------------------------</text:p>
      <text:p text:style-name="P1">* <text:s/>id_detailedtype<text:tab/>Integer <text:tab/><text:tab/>Unique identifier of the record</text:p>
      <text:p text:style-name="P1">* <text:s/>detailed_type<text:tab/>Text<text:tab/><text:tab/><text:tab/>Detailed description of the given type</text:p>
      <text:p text:style-name="P1">* <text:s/>id_shiptype<text:tab/><text:tab/>Integer <text:tab/><text:tab/>coresponds to "id_shiptype" filed in Ship Types List.csv</text:p>
      <text:p text:style-name="P1"/>
      <text:p text:style-name="P1">** This table gives all the details that can corespond to the given shiptype</text:p>
      <text:p text:style-name="P1">-----------------------------------------------------------------------------------------------------</text:p>
      <text:p text:style-name="P1">-----------------------------------------------------------------------------------------------------</text:p>
      <text:p text:style-name="P1">-- Object : AIS Receiver</text:p>
      <text:p text:style-name="P1">-- File name : <text:span text:style-name="T1">Receptor.shp </text:span>(shapefile)</text:p>
      <text:p text:style-name="P1">-- Source : Naval Academy, France (ecole-navale.fr)</text:p>
      <text:p text:style-name="P1">-- Dataset version : 25/11/2016</text:p>
      <text:p text:style-name="P1">-- SRID : WGS84 </text:p>
      <text:p text:style-name="P1">-- Coverage : Brest bay</text:p>
      <text:p text:style-name="P1">-- Volume : 1 layer</text:p>
      <text:p text:style-name="P1">-- Period : NA</text:p>
      <text:p text:style-name="P1">-- Licence : CC-BY-NC-SA-4.0</text:p>
      <text:p text:style-name="P1">-- Description : <text:span text:style-name="T1">The shapefile contains the position of the terrestrial receiver used for data located in folder "</text:span>[P1] AIS Data"</text:p>
      <text:p text:style-name="P1">-----------------------------------------------------------------------------------------------------</text:p>
      <text:p text:style-name="P1"/>
      <text:p text:style-name="P1"/>
      <text:p text:style-name="P1">-----------------------------------------------------------------------------------------------------</text:p>
      <text:p text:style-name="P1">-- Object : AIS Receiver</text:p>
      <text:p text:style-name="P1">-- File name : <text:span text:style-name="T1">Theoretical Coverage.shp </text:span>(shapefile)</text:p>
      <text:p text:style-name="P1">-- Source : Naval Academy, France (ecole-navale.fr)</text:p>
      <text:p text:style-name="P1">-- Dataset version : 25/11/2016</text:p>
      <text:p text:style-name="P1">-- SRID : WGS84</text:p>
      <text:p text:style-name="P1">-- Coverage : Brest bay</text:p>
      <text:p text:style-name="P1">-- Volume : 1 layer</text:p>
      <text:p text:style-name="P1">-- Period : NA</text:p>
      <text:p text:style-name="P1">-- Licence : CC-BY-NC-SA-4.0</text:p>
      <text:p text:style-name="P1">-- Description : <text:span text:style-name="T1">The shapefile contains the polygone corresponding to the theoretical coverage of the AIS receiver. </text:span>Computation has been done with the IMO formula using a antenna height of 4m</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5:57:40.884123234</meta:creation-date>
    <dc:date>2018-11-03T16:08:59.151634673</dc:date>
    <meta:editing-duration>PT17S</meta:editing-duration>
    <meta:editing-cycles>1</meta:editing-cycles>
    <meta:document-statistic meta:table-count="0" meta:image-count="0" meta:object-count="0" meta:page-count="13" meta:paragraph-count="456" meta:word-count="3905" meta:character-count="29852" meta:non-whitespace-character-count="25461"/>
    <meta:generator>LibreOffice/5.1.6.2$Linux_X86_64 LibreOffice_project/10m0$Build-2</meta:generator>
  </office:meta>
</office:document-meta>
</file>